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ckingObject.setINameable( WeakReference name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ervice.nameObject( String namePrefix , INameable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Service.static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meService.get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ameService.readObject( ObjectInputStream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Service.getMap( String name , boolean creat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ameService.removeNamingObjectListener( NamingObjectListener no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ameService.getListen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ameService.put( INameable obje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ameService.instance( HttpSession s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ameService.debugSetNameIntValue( in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ervice.reclaimSpac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NameService.fireNamingObjectEvent( TrackingObject t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ackingObject.getWeakIName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ervice.addNamingObjectListener( NamingObjectListener no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ameService.Name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